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3.203cm"/>
    </style:style>
    <style:style style:name="co17" style:family="table-column">
      <style:table-column-properties fo:break-before="auto" style:column-width="2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25" style:family="table-cell" style:parent-style-name="Default" style:data-style-name="N4">
      <style:text-properties fo:color="#c9211e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0">
      <style:text-properties fo:font-size="8pt" style:font-size-asian="8pt" style:font-size-complex="8pt"/>
    </style:style>
    <style:style style:name="ce39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2" style:family="table-cell" style:parent-style-name="Default" style:data-style-name="N5"/>
    <style:style style:name="ce53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5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5">
      <style:table-cell-properties fo:border-bottom="0.06pt solid #000000" fo:border-left="none" fo:border-right="none" fo:border-top="0.06pt solid #000000"/>
    </style:style>
    <style:style style:name="ce58" style:family="table-cell" style:parent-style-name="Default" style:data-style-name="N5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36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6436.8347791905" calcext:value-type="float">
            <text:p>26.436,83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07.84366666667" calcext:value-type="float">
            <text:p>2.307,84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83]" office:value-type="float" office:value="5896.41111252379" calcext:value-type="float">
            <text:p>5.896,41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0"/>
        <table:table-column table:style-name="co11" table:number-columns-repeated="3" table:default-cell-style-name="Default"/>
        <table:table-column table:style-name="co11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38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27"/>
        <table:table-column table:style-name="co11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3"/>
        <table:table-column table:style-name="co3" table:default-cell-style-name="ce3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15" table:default-cell-style-name="ce31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35"/>
        <table:table-row table:style-name="ro1"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  <table:table-cell table:style-name="ce19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AKİYE</text:p>
          </table:table-cell>
          <table:table-cell/>
          <table:table-cell table:style-name="ce6" table:formula="of:=SUM([.E2:.J2])" office:value-type="float" office:value="29799.3376966518" calcext:value-type="float">
            <text:p>29.799,34</text:p>
          </table:table-cell>
          <table:table-cell table:style-name="ce14" table:formula="of:=[.E65]" office:value-type="float" office:value="10159" calcext:value-type="float">
            <text:p>10.159,00</text:p>
          </table:table-cell>
          <table:table-cell table:style-name="ce22"/>
          <table:table-cell table:style-name="ce14" table:formula="of:=SUM([.G4:.G65])" office:value-type="float" office:value="2353.61533333333" calcext:value-type="float">
            <text:p>2.353,62</text:p>
          </table:table-cell>
          <table:table-cell table:style-name="ce14" table:formula="of:=SUM([.H4:.H65])" office:value-type="float" office:value="3885" calcext:value-type="float">
            <text:p>3.885,00</text:p>
          </table:table-cell>
          <table:table-cell table:style-name="ce14" table:formula="of:=SUM([.I4:.I65])" office:value-type="float" office:value="4188.58" calcext:value-type="float">
            <text:p>4.188,58</text:p>
          </table:table-cell>
          <table:table-cell table:style-name="ce14" table:formula="of:=[.E102]" office:value-type="float" office:value="9213.14236331843" calcext:value-type="float">
            <text:p>9.213,14</text:p>
          </table:table-cell>
          <table:table-cell table:style-name="ce39"/>
        </table:table-row>
        <table:table-row table:style-name="ro1">
          <table:table-cell table:number-columns-repeated="2"/>
          <table:table-cell table:style-name="ce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8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25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  <table:table-cell table:style-name="ce31"/>
          <table:table-cell/>
        </table:table-row>
        <table:table-row table:style-name="ro1"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25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3"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3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21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657.26" calcext:value-type="float">
            <text:p>657,26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34" office:value-type="float" office:value="180" calcext:value-type="float">
            <text:p>180</text:p>
          </table:table-cell>
          <table:table-cell table:style-name="ce34"/>
          <table:table-cell/>
        </table:table-row>
        <table:table-row table:style-name="ro1">
          <table:table-cell table:style-name="ce21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25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1 kasım" table:style-name="ta1">
        <table:table-column table:style-name="co11" table:default-cell-style-name="Default"/>
        <table:table-column table:style-name="co16" table:default-cell-style-name="ce3"/>
        <table:table-column table:style-name="co11" table:default-cell-style-name="ce52"/>
        <table:table-column table:style-name="co17" table:default-cell-style-name="ce52"/>
        <table:table-row table:style-name="ro1" table:number-rows-repeated="6"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31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Ekim 2019-20</text:p>
          </table:table-cell>
          <table:table-cell table:style-name="ce31" office:value-type="float" office:value="30645" calcext:value-type="float">
            <text:p>30.645,00</text:p>
          </table:table-cell>
          <table:table-cell table:style-name="ce31" table:formula="of:=[.C9]" office:value-type="float" office:value="30645" calcext:value-type="float">
            <text:p>30.645,00</text:p>
          </table:table-cell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 office:value-type="float" office:value="3014" calcext:value-type="float">
            <text:p>3.014,00</text:p>
          </table:table-cell>
          <table:table-cell table:formula="of:=[.D9]+[.C10]" office:value-type="float" office:value="33659" calcext:value-type="float">
            <text:p>33.659,00</text:p>
          </table:table-cell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 office:value-type="float" office:value="1610" calcext:value-type="float">
            <text:p>1.610,00</text:p>
          </table:table-cell>
          <table:table-cell table:formula="of:=[.D10]+[.C11]" office:value-type="float" office:value="35269" calcext:value-type="float">
            <text:p>35.269,00</text:p>
          </table:table-cell>
        </table:table-row>
        <table:table-row table:style-name="ro1">
          <table:table-cell/>
          <table:table-cell office:value-type="string" calcext:value-type="string">
            <text:p>2020 gecikme</text:p>
          </table:table-cell>
          <table:table-cell office:value-type="float" office:value="2353" calcext:value-type="float">
            <text:p>2.353,00</text:p>
          </table:table-cell>
          <table:table-cell table:formula="of:=[.D11]+[.C12]" office:value-type="float" office:value="37622" calcext:value-type="float">
            <text:p>37.622,00</text:p>
          </table:table-cell>
        </table:table-row>
        <table:table-row table:style-name="ro1">
          <table:table-cell/>
          <table:table-cell office:value-type="string" calcext:value-type="string">
            <text:p>2021 gecikme</text:p>
          </table:table-cell>
          <table:table-cell table:formula="of:=[.D12]*0.2" office:value-type="float" office:value="7524.4" calcext:value-type="float">
            <text:p>7.524,40</text:p>
          </table:table-cell>
          <table:table-cell table:formula="of:=[.D12]+[.C13]" office:value-type="float" office:value="45146.4" calcext:value-type="float">
            <text:p>45.146,40</text:p>
          </table:table-cell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53" office:value-type="float" office:value="-23500" calcext:value-type="float">
            <text:p>-23.500,00</text:p>
          </table:table-cell>
          <table:table-cell table:style-name="ce57" table:formula="of:=[.D13]+[.C14]" office:value-type="float" office:value="21646.4" calcext:value-type="float">
            <text:p>21.646,40</text:p>
          </table:table-cell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54"/>
          <table:table-cell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 office:value-type="float" office:value="900" calcext:value-type="float">
            <text:p>900,00</text:p>
          </table:table-cell>
          <table:table-cell table:formula="of:=[.D14]+[.C16]" office:value-type="float" office:value="22546.4" calcext:value-type="float">
            <text:p>22.546,40</text:p>
          </table:table-cell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 office:value-type="float" office:value="251.85" calcext:value-type="float">
            <text:p>251,85</text:p>
          </table:table-cell>
          <table:table-cell table:formula="of:=[.D16]+[.C17]" office:value-type="float" office:value="22798.25" calcext:value-type="float">
            <text:p>22.798,25</text:p>
          </table:table-cell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 office:value-type="float" office:value="216.33" calcext:value-type="float">
            <text:p>216,33</text:p>
          </table:table-cell>
          <table:table-cell table:formula="of:=[.D17]+[.C18]" office:value-type="float" office:value="23014.58" calcext:value-type="float">
            <text:p>23.014,58</text:p>
          </table:table-cell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 office:value-type="float" office:value="263.46" calcext:value-type="float">
            <text:p>263,46</text:p>
          </table:table-cell>
          <table:table-cell table:formula="of:=[.D18]+[.C19]" office:value-type="float" office:value="23278.04" calcext:value-type="float">
            <text:p>23.278,04</text:p>
          </table:table-cell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 office:value-type="float" office:value="28.41" calcext:value-type="float">
            <text:p>28,41</text:p>
          </table:table-cell>
          <table:table-cell table:formula="of:=[.D19]+[.C20]" office:value-type="float" office:value="23306.45" calcext:value-type="float">
            <text:p>23.306,45</text:p>
          </table:table-cell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 office:value-type="float" office:value="367.27" calcext:value-type="float">
            <text:p>367,27</text:p>
          </table:table-cell>
          <table:table-cell table:formula="of:=[.D20]+[.C21]" office:value-type="float" office:value="23673.72" calcext:value-type="float">
            <text:p>23.673,72</text:p>
          </table:table-cell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 office:value-type="float" office:value="312.41" calcext:value-type="float">
            <text:p>312,41</text:p>
          </table:table-cell>
          <table:table-cell table:formula="of:=[.D21]+[.C22]" office:value-type="float" office:value="23986.13" calcext:value-type="float">
            <text:p>23.986,13</text:p>
          </table:table-cell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 office:value-type="float" office:value="275.34" calcext:value-type="float">
            <text:p>275,34</text:p>
          </table:table-cell>
          <table:table-cell table:formula="of:=[.D22]+[.C23]" office:value-type="float" office:value="24261.47" calcext:value-type="float">
            <text:p>24.261,47</text:p>
          </table:table-cell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 office:value-type="float" office:value="657.26" calcext:value-type="float">
            <text:p>657,26</text:p>
          </table:table-cell>
          <table:table-cell table:formula="of:=[.D23]+[.C24]" office:value-type="float" office:value="24918.73" calcext:value-type="float">
            <text:p>24.918,73</text:p>
          </table:table-cell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 office:value-type="float" office:value="180" calcext:value-type="float">
            <text:p>180,00</text:p>
          </table:table-cell>
          <table:table-cell table:formula="of:=[.D24]+[.C25]" office:value-type="float" office:value="25098.73" calcext:value-type="float">
            <text:p>25.098,73</text:p>
          </table:table-cell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55" office:value-type="float" office:value="1100" calcext:value-type="float">
            <text:p>1.100,00</text:p>
          </table:table-cell>
          <table:table-cell table:style-name="ce55" table:formula="of:=[.D25]+[.C26]" office:value-type="float" office:value="26198.73" calcext:value-type="float">
            <text:p>26.198,73</text:p>
          </table:table-cell>
        </table:table-row>
        <table:table-row table:style-name="ro1">
          <table:table-cell/>
          <table:table-cell table:style-name="ce51" office:value-type="string" calcext:value-type="string">
            <text:p>tedaş ödeme</text:p>
          </table:table-cell>
          <table:table-cell table:style-name="ce56" office:value-type="float" office:value="-800" calcext:value-type="float">
            <text:p>-800,00</text:p>
          </table:table-cell>
          <table:table-cell table:style-name="ce55" table:formula="of:=[.D26]+[.C27]" office:value-type="float" office:value="25398.73" calcext:value-type="float">
            <text:p>25.398,73</text:p>
          </table:table-cell>
        </table:table-row>
        <table:table-row table:style-name="ro1">
          <table:table-cell/>
          <table:table-cell office:value-type="string" calcext:value-type="string">
            <text:p>icra </text:p>
          </table:table-cell>
          <table:table-cell office:value-type="float" office:value="3885" calcext:value-type="float">
            <text:p>3.885,00</text:p>
          </table:table-cell>
          <table:table-cell table:formula="of:=[.D27]+[.C28]" office:value-type="float" office:value="29283.73" calcext:value-type="float">
            <text:p>29.283,73</text:p>
          </table:table-cell>
        </table:table-row>
        <table:table-row table:style-name="ro1">
          <table:table-cell/>
          <table:table-cell office:value-type="string" calcext:value-type="string">
            <text:p>icra gecikme</text:p>
          </table:table-cell>
          <table:table-cell table:formula="of:=[.C28]*0.2" office:value-type="float" office:value="777" calcext:value-type="float">
            <text:p>777,00</text:p>
          </table:table-cell>
          <table:table-cell table:formula="of:=[.D28]+[.C29]" office:value-type="float" office:value="30060.73" calcext:value-type="float">
            <text:p>30.060,73</text:p>
          </table:table-cell>
        </table:table-row>
        <table:table-row table:style-name="ro5">
          <table:table-cell/>
          <table:table-cell office:value-type="string" calcext:value-type="string">
            <text:p>hesap 2000</text:p>
          </table:table-cell>
          <table:table-cell office:value-type="float" office:value="9213.14" calcext:value-type="float">
            <text:p>9.213,14</text:p>
          </table:table-cell>
          <table:table-cell table:style-name="ce58" table:formula="of:=[.D29]+[.C30]" office:value-type="float" office:value="39273.87" calcext:value-type="float">
            <text:p>39.273,87</text:p>
          </table:table-cell>
        </table:table-row>
        <table:table-row table:style-name="ro1">
          <table:table-cell table:number-columns-repeated="2"/>
          <table:table-cell table:style-name="ce31"/>
          <table:table-cell/>
        </table:table-row>
        <table:table-row table:style-name="ro1">
          <table:table-cell table:number-columns-repeated="2"/>
          <table:table-cell table:style-name="ce31"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10:35:40.30307094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1-11-27T11:30:10.891863368</dc:date>
    <meta:editing-duration>PT19H4M41S</meta:editing-duration>
    <meta:editing-cycles>49</meta:editing-cycles>
    <meta:generator>LibreOffice/7.1.7.2$Linux_X86_64 LibreOffice_project/10$Build-2</meta:generator>
    <meta:print-date>2021-11-27T11:17:45.269437511</meta:print-date>
    <meta:document-statistic meta:table-count="8" meta:cell-count="800" meta:object-count="0"/>
  </office:meta>
</office:document-meta>
</file>